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400000057A4FD4E5FC3C7163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ucida Sans" svg:font-family="'Lucida Sans'" style:font-family-generic="swiss"/>
    <style:font-face style:name="SimSun1" svg:font-family="SimSun, 宋体" style:font-pitch="variable"/>
    <style:font-face style:name="Gabriola" svg:font-family="Gabriola" style:font-adornments="Normal" style:font-family-generic="decorative" style:font-pitch="variable"/>
    <style:font-face style:name="Liberation Serif" svg:font-family="'Liberation Serif'" style:font-family-generic="roman" style:font-pitch="variable"/>
    <style:font-face style:name="Mangal1" svg:font-family="Mangal, 'Gentium Basic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Ink Free1" svg:font-family="'Ink Free'" style:font-adornments="Negrita" style:font-family-generic="script" style:font-pitch="variable"/>
    <style:font-face style:name="Ink Free" svg:font-family="'Ink Free'" style:font-adornments="Negrita cursiva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cc0000" style:font-name="Arial" fo:font-size="7pt" fo:language="pt" fo:country="BR" fo:font-weight="bold" officeooo:rsid="000ab767" officeooo:paragraph-rsid="000e725e" style:font-size-asian="7pt" style:font-weight-asian="bold" style:font-name-complex="Comic Sans MS" style:font-size-complex="7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6pt" fo:language="pt" fo:country="BR" officeooo:paragraph-rsid="000e725e" style:font-size-asian="6pt" style:font-name-complex="Comic Sans MS" style:font-size-complex="6pt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language="pt" fo:country="BR" officeooo:paragraph-rsid="000e725e" style:font-size-asian="8pt" style:font-name-complex="Comic Sans MS" style:font-size-complex="8pt"/>
    </style:style>
    <style:style style:name="P4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8.001cm"/>
          <style:tab-stop style:position="15cm" style:type="right"/>
        </style:tab-stops>
      </style:paragraph-properties>
      <style:text-properties fo:font-weight="normal" officeooo:paragraph-rsid="000e725e" style:font-weight-asian="normal" style:font-weight-complex="normal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paragraph-rsid="00290be8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290be8"/>
    </style:style>
    <style:style style:name="P8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219c46"/>
    </style:style>
    <style:style style:name="P9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24d090"/>
    </style:style>
    <style:style style:name="P10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38990d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officeooo:rsid="0025c24c" style:font-size-asian="6pt" style:font-size-complex="6pt"/>
    </style:style>
    <style:style style:name="T4" style:family="text">
      <style:text-properties style:font-name="Arial" fo:font-size="6pt" fo:language="pt" fo:country="BR" style:font-size-asian="6pt" style:font-name-complex="Times New Roman" style:font-size-complex="6pt"/>
    </style:style>
    <style:style style:name="T5" style:family="text">
      <style:text-properties style:font-name="Arial" fo:font-size="6pt" fo:language="pt" fo:country="BR" officeooo:rsid="0008c22f" style:font-size-asian="6pt" style:font-name-complex="Times New Roman" style:font-size-complex="6pt"/>
    </style:style>
    <style:style style:name="T6" style:family="text">
      <style:text-properties officeooo:rsid="00219c46"/>
    </style:style>
    <style:style style:name="T7" style:family="text">
      <style:text-properties officeooo:rsid="0024d090"/>
    </style:style>
    <style:style style:name="T8" style:family="text">
      <style:text-properties officeooo:rsid="0025616d"/>
    </style:style>
    <style:style style:name="T9" style:family="text">
      <style:text-properties officeooo:rsid="00290be8"/>
    </style:style>
    <style:style style:name="T10" style:family="text">
      <style:text-properties officeooo:rsid="00339539"/>
    </style:style>
    <style:style style:name="T11" style:family="text">
      <style:text-properties officeooo:rsid="00380b99"/>
    </style:style>
    <style:style style:name="T12" style:family="text">
      <style:text-properties officeooo:rsid="003899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Fuente_20_de_20_párrafo_20_predeter.">Ejercicios de </text:span><text:span text:style-name="Fuente_20_de_20_párrafo_20_predeter."><text:span text:style-name="T10">Programación</text:span></text:span><text:span text:style-name="Fuente_20_de_20_párrafo_20_predeter.">.</text:span></text:h>
      <text:h text:style-name="Heading_20_2" text:outline-level="2"><text:span text:style-name="Fuente_20_de_20_párrafo_20_predeter."><text:s/>Bucle fijo. For.</text:span></text:h>
      <text:list xml:id="list2454966610" text:style-name="L1">
        <text:list-item>
          <text:p text:style-name="P7"><text:span text:style-name="Fuente_20_de_20_párrafo_20_predeter."><text:span text:style-name="T9">Escribe “Hola” cinco veces.</text:span></text:span></text:p>
        </text:list-item>
        <text:list-item>
          <text:p text:style-name="P7"><text:span text:style-name="Fuente_20_de_20_párrafo_20_predeter."><text:span text:style-name="T9">Pide por teclado cinco números y muestra su suma.</text:span></text:span></text:p>
        </text:list-item>
        <text:list-item>
          <text:p text:style-name="P8"><text:span text:style-name="Fuente_20_de_20_párrafo_20_predeter."><text:span text:style-name="T6">Presenta por pantalla los números del 1 al 100.</text:span></text:span></text:p>
        </text:list-item>
        <text:list-item>
          <text:p text:style-name="P8"><text:span text:style-name="Fuente_20_de_20_párrafo_20_predeter."><text:span text:style-name="T6">Presenta por pantalla los números del 100 al 0.</text:span></text:span></text:p>
        </text:list-item>
        <text:list-item>
          <text:p text:style-name="P8"><text:span text:style-name="Fuente_20_de_20_párrafo_20_predeter."><text:span text:style-name="T6">Presenta por pantalla las suma de los número del 1 al 100.</text:span></text:span></text:p>
        </text:list-item>
        <text:list-item>
          <text:p text:style-name="P9"><text:span text:style-name="Fuente_20_de_20_párrafo_20_predeter."><text:span text:style-name="T7">Para los números del 1 al 100, calcular la suma de todos, la suma de los pares y la suma de los múltiplos de tres.</text:span></text:span></text:p>
        </text:list-item>
        <text:list-item>
          <text:p text:style-name="P7"><text:span text:style-name="Fuente_20_de_20_párrafo_20_predeter."><text:span text:style-name="T9">Dado un número por teclado, mostrar su tabla de multiplicar.</text:span></text:span></text:p>
        </text:list-item>
        <text:list-item>
          <text:p text:style-name="P7"><text:span text:style-name="Fuente_20_de_20_párrafo_20_predeter.">Dado un número entero, calcular todos sus divisores.</text:span></text:p>
        </text:list-item>
        <text:list-item>
          <text:p text:style-name="P7"><text:span text:style-name="Fuente_20_de_20_párrafo_20_predeter.">Dados dos número</text:span><text:span text:style-name="Fuente_20_de_20_párrafo_20_predeter."><text:span text:style-name="T11">s</text:span></text:span><text:span text:style-name="Fuente_20_de_20_párrafo_20_predeter.">, contar desde el primero al segundo número siempre que se pueda.</text:span></text:p>
        </text:list-item>
        <text:list-item>
          <text:p text:style-name="P10"><text:span text:style-name="Fuente_20_de_20_párrafo_20_predeter.">Escriba un programa que pida dos números enteros y escriba la suma de todos los enteros desde el primer número hasta el segundo.</text:span></text:p>
        </text:list-item>
      </text:list>
      <text:p text:style-name="P5"><text:span text:style-name="Fuente_20_de_20_párrafo_20_predeter.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ucida Sans" svg:font-family="'Lucida Sans'" style:font-family-generic="swiss"/>
    <style:font-face style:name="SimSun1" svg:font-family="SimSun, 宋体" style:font-pitch="variable"/>
    <style:font-face style:name="Gabriola" svg:font-family="Gabriola" style:font-adornments="Normal" style:font-family-generic="decorative" style:font-pitch="variable"/>
    <style:font-face style:name="Liberation Serif" svg:font-family="'Liberation Serif'" style:font-family-generic="roman" style:font-pitch="variable"/>
    <style:font-face style:name="Mangal1" svg:font-family="Mangal, 'Gentium Basic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Ink Free1" svg:font-family="'Ink Free'" style:font-adornments="Negrita" style:font-family-generic="script" style:font-pitch="variable"/>
    <style:font-face style:name="Ink Free" svg:font-family="'Ink Free'" style:font-adornments="Negrita cursiva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Gabriola" fo:font-family="Gabriola" style:font-style-name="Normal" style:font-family-generic="decorative" style:font-pitch="variable" fo:font-size="18pt" fo:language="es" fo:country="ES" fo:font-weight="normal" style:font-name-asian="Times" style:font-family-asian="Times" style:font-family-generic-asian="roman" style:font-pitch-asian="variable" style:font-size-asian="18pt" style:font-weight-asian="bold" style:font-name-complex="Times" style:font-family-complex="Times" style:font-family-generic-complex="roman" style:font-pitch-complex="variable" style:font-size-complex="10pt"/>
    </style:style>
    <style:style style:name="List" style:family="paragraph" style:parent-style-name="Text_20_body" style:class="list">
      <style:text-properties style:font-name-complex="Mangal1" style:font-family-complex="Mangal, 'Gentium Basic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, 'Gentium Basic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Ink Free" fo:font-family="'Ink Free'" style:font-style-name="Negrita cursiva" style:font-family-generic="script" style:font-pitch="variable" fo:font-size="14pt" fo:language="es" fo:country="ES" fo:font-style="italic" fo:font-weight="bold" style:font-name-asian="Times" style:font-family-asian="Times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language="es" fo:country="ES" fo:font-weight="bold" style:font-name-asian="Times" style:font-family-asian="Times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Encabezad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Encabezad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SimSun1" style:font-family-asian="SimSun, 宋体" style:font-pitch-asian="variable" style:language-asian="zh" style:country-asian="CN"/>
    </style:style>
    <style:style style:name="Mapa_20_del_20_documento1" style:display-name="Mapa del documento1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COMUNICACION_20_TEXTO" style:display-name="COMUNICACION TEXTO" style:family="paragraph" style:parent-style-name="Standard">
      <style:paragraph-properties fo:margin-left="0cm" fo:margin-right="-0.25cm" fo:margin-top="0cm" fo:margin-bottom="0.423cm" loext:contextual-spacing="false" fo:text-align="justify" style:justify-single-word="false" fo:text-indent="0cm" style:auto-text-indent="false"/>
      <style:text-properties style:font-name-asian="SimSun1" style:font-family-asian="SimSun, 宋体" style:font-pitch-asian="variable" style:language-asian="zh" style:country-asian="CN"/>
    </style:style>
    <style:style style:name="Texto_20_independiente_20_21" style:display-name="Texto independiente 21" style:family="paragraph" style:parent-style-name="Standard">
      <style:paragraph-properties fo:margin-top="0cm" fo:margin-bottom="0.212cm" loext:contextual-spacing="false" fo:line-height="200%"/>
      <style:text-properties style:font-name="Times" fo:font-family="Times" style:font-family-generic="roman" style:font-pitch="variable" fo:language="es" fo:country="ES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0.96cm" fo:margin-right="0cm" fo:text-align="justify" style:justify-single-word="false" fo:hyphenation-ladder-count="no-limit" fo:text-indent="0cm" style:auto-text-indent="false">
        <style:tab-stops>
          <style:tab-stop style:position="-2.54cm"/>
          <style:tab-stop style:position="-1.27cm"/>
          <style:tab-stop style:position="0.96cm"/>
          <style:tab-stop style:position="1.759cm"/>
          <style:tab-stop style:position="6.35cm"/>
        </style:tab-stops>
      </style:paragraph-properties>
      <style:text-properties fo:font-size="12pt" fo:letter-spacing="-0.005cm" fo:language="es" fo:country="ES" style:font-size-asian="12pt" style:language-complex="he" style:country-complex="IL" fo:hyphenate="false" fo:hyphenation-remain-char-count="2" fo:hyphenation-push-char-count="2"/>
    </style:style>
    <style:style style:name="Heading_20_1" style:display-name="Heading 1" style:family="paragraph" style:parent-style-name="Encabezado1" style:next-style-name="Text_20_body" style:default-outline-level="1" style:class="text">
      <style:paragraph-properties fo:margin-top="0.423cm" fo:margin-bottom="0.212cm" loext:contextual-spacing="false"/>
      <style:text-properties style:font-name="Ink Free1" fo:font-family="'Ink Free'" style:font-style-name="Negrita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LO-Normal" style:family="paragraph">
      <style:paragraph-properties fo:margin-top="0cm" fo:margin-bottom="0.353cm" loext:contextual-spacing="false" fo:line-height="115%" fo:text-align="justify" style:justify-single-word="false" fo:keep-together="auto" fo:orphans="2" fo:widows="2" fo:hyphenation-ladder-count="no-limit" fo:break-before="auto" fo:break-after="auto" fo:padding="0cm" fo:border="none" fo:keep-with-next="auto" text:number-lines="true" text:line-number="0" style:text-autospace="ideograph-alpha" style:punctuation-wrap="hanging" style:line-break="strict" style:snap-to-layout-grid="true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es" fo:country="ES" fo:font-style="normal" style:text-underline-style="none" fo:font-weight="normal" style:letter-kerning="true" style:font-name-asian="Calibri" style:font-family-asian="Calibri" style:font-family-generic-asian="swiss" style:font-pitch-asian="variable" style:font-size-asian="11pt" style:language-asian="en" style:country-asian="US" style:font-style-asian="normal" style:font-weight-asian="normal" style:font-name-complex="Times New Roman" style:font-family-complex="'Times New Roman'" style:font-family-generic-complex="roman" style:font-pitch-complex="variable" style:font-size-complex="11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  <style:text-properties fo:font-size="12pt" fo:language="es" fo:country="ES"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4z1" style:family="text">
      <style:text-properties style:font-name="Wingdings" fo:font-family="Wingdings" style:font-pitch="variable" style:font-charset="x-symbol" fo:font-weight="bold" fo:background-color="#bfbfbf" style:font-weight-asian="bold" style:font-name-complex="Wingdings" style:font-family-complex="Wingdings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5z1" style:family="text">
      <style:text-properties style:font-name="Wingdings" fo:font-family="Wingdings" style:font-pitch="variable" style:font-charset="x-symbol" fo:font-weight="bold" style:font-weight-asian="bold" style:font-name-complex="Wingdings" style:font-family-complex="Wingdings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pitch="variable" style:font-charset="x-symbol" fo:background-color="#bfbfbf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WW8Num3z1" style:family="text">
      <style:text-properties style:font-name="Wingdings" fo:font-family="Wingdings" style:font-pitch="variable" style:font-charset="x-symbol" fo:font-weight="bold" style:font-weight-asian="bold" style:font-name-complex="Wingdings" style:font-family-complex="Wingdings" style:font-pitch-complex="variable" style:font-charset-complex="x-symbol"/>
    </style:style>
    <style:style style:name="WW8Num3z2" style:family="text"/>
    <style:style style:name="WW8Num3z3" style:family="text"/>
    <style:style style:name="WW8Num3z4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1"/>
    <style:style style:name="Encabezado_20_Car" style:display-name="Encabezado Car" style:family="text">
      <style:text-properties fo:font-size="12pt" style:font-size-asian="12pt" style:language-asian="zh" style:country-asian="CN" style:font-size-complex="12pt"/>
    </style:style>
    <style:style style:name="_20_Car_20_Car" style:display-name=" Car Car" style:family="text" style:parent-style-name="Fuente_20_de_20_párrafo_20_predeter.">
      <style:text-properties fo:font-size="14pt" fo:language="es" fo:country="ES" fo:font-weight="bold" style:font-size-asian="14pt" style:font-weight-asian="bold"/>
    </style:style>
    <style:style style:name="_20_Car_20_Car1" style:display-name=" Car Car1" style:family="text" style:parent-style-name="Fuente_20_de_20_párrafo_20_predeter.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2" text:style-name="WW8Num4z1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bullet text:level="2" text:style-name="WW8Num5z1" style:num-suffix="." text:bullet-char="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Wingdings"/>
      </text:list-level-style-bullet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"/>
      </text:list-level-style-bullet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cc0000" style:font-name="Arial" fo:font-size="7pt" fo:language="pt" fo:country="BR" fo:font-weight="bold" officeooo:rsid="000ab767" officeooo:paragraph-rsid="000e725e" style:font-size-asian="7pt" style:font-weight-asian="bold" style:font-name-complex="Comic Sans MS" style:font-size-complex="7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Arial" fo:font-size="6pt" fo:language="pt" fo:country="BR" officeooo:paragraph-rsid="000e725e" style:font-size-asian="6pt" style:font-name-complex="Comic Sans MS" style:font-size-complex="6pt"/>
    </style:style>
    <style:style style:name="MP3" style:family="paragraph" style:parent-style-name="Standard">
      <style:paragraph-properties fo:text-align="end" style:justify-single-word="false"/>
      <style:text-properties style:font-name="Arial" fo:font-size="8pt" fo:language="pt" fo:country="BR" officeooo:paragraph-rsid="000e725e" style:font-size-asian="8pt" style:font-name-complex="Comic Sans MS" style:font-size-complex="8pt"/>
    </style:style>
    <style:style style:name="MP4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8.001cm"/>
          <style:tab-stop style:position="15cm" style:type="right"/>
        </style:tab-stops>
      </style:paragraph-properties>
      <style:text-properties fo:font-weight="normal" officeooo:paragraph-rsid="000e725e" style:font-weight-asian="normal" style:font-weight-complex="normal"/>
    </style:style>
    <style:style style:name="MT1" style:family="text">
      <style:text-properties fo:font-size="6pt" fo:font-weight="bold" style:font-size-asian="6pt" style:font-weight-asian="bold" style:font-size-complex="6pt" style:font-weight-complex="bold"/>
    </style:style>
    <style:style style:name="MT2" style:family="text">
      <style:text-properties fo:font-size="6pt" style:font-size-asian="6pt" style:font-size-complex="6pt"/>
    </style:style>
    <style:style style:name="MT3" style:family="text">
      <style:text-properties fo:font-size="6pt" officeooo:rsid="0025c24c" style:font-size-asian="6pt" style:font-size-complex="6pt"/>
    </style:style>
    <style:style style:name="MT4" style:family="text">
      <style:text-properties style:font-name="Arial" fo:font-size="6pt" fo:language="pt" fo:country="BR" style:font-size-asian="6pt" style:font-name-complex="Times New Roman" style:font-size-complex="6pt"/>
    </style:style>
    <style:style style:name="MT5" style:family="text">
      <style:text-properties style:font-name="Arial" fo:font-size="6pt" fo:language="pt" fo:country="BR" officeooo:rsid="0008c22f" style:font-size-asian="6pt" style:font-name-complex="Times New Roman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.099cm" fo:margin-left="1.501cm" fo:margin-right="1.501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309cm" fo:margin-left="0cm" fo:margin-right="0cm" fo:margin-bottom="0.152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4" text:anchor-type="paragraph" svg:x="0.43cm" svg:y="0.018cm" svg:width="17cm" svg:height="1.767cm" draw:z-index="0"><draw:image xlink:href="Pictures/100000000000034400000057A4FD4E5FC3C7163F.png" xlink:type="simple" xlink:show="embed" xlink:actuate="onLoad" loext:mime-type="image/png"/></draw:frame></text:p>
      </style:header>
      <style:footer>
        <text:p text:style-name="MP1">CIFP César Manrique </text:p>
        <text:p text:style-name="MP2">Avda. Príncipes de España, nº 5 - 38010 - Santa Cruz de Tenerife </text:p>
        <text:p text:style-name="MP3"><text:span text:style-name="MT1">Tfno</text:span><text:span text:style-name="MT2">.: 922 </text:span><text:span text:style-name="MT3">477 200</text:span><text:span text:style-name="MT2"> </text:span><text:span text:style-name="MT1">Fax</text:span><text:span text:style-name="MT2">: 922 </text:span><text:span text:style-name="MT3">477 201</text:span></text:p>
        <text:p text:style-name="MP4"><text:span text:style-name="MT4">http://www.</text:span><text:span text:style-name="MT5">cifp</text:span><text:span text:style-name="MT4">cesarmanrique.</text:span><text:span text:style-name="MT5">es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PROTOCOLO PROGRAMACIONES CICLOS FORMATIVOS</dc:title>
    <meta:creation-date>2018-09-15T13:05:42.994000000</meta:creation-date>
    <meta:editing-cycles>24</meta:editing-cycles>
    <meta:editing-duration>PT4H51M52S</meta:editing-duration>
    <meta:generator>LibreOffice/6.3.4.2$Windows_X86_64 LibreOffice_project/60da17e045e08f1793c57c00ba83cdfce946d0aa</meta:generator>
    <dc:date>2020-10-27T19:04:57.614000000</dc:date>
    <meta:document-statistic meta:table-count="0" meta:image-count="1" meta:object-count="0" meta:page-count="1" meta:paragraph-count="16" meta:word-count="165" meta:character-count="892" meta:non-whitespace-character-count="751"/>
  </office:meta>
</office:document-meta>
</file>